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3.0862in"/>
    </style:style>
    <style:style style:name="co3" style:family="table-column">
      <style:table-column-properties fo:break-before="auto" style:column-width="3.0528in"/>
    </style:style>
    <style:style style:name="co4" style:family="table-column">
      <style:table-column-properties fo:break-before="auto" style:column-width="1.4819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3.011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9583in"/>
    </style:style>
    <style:style style:name="co11" style:family="table-column">
      <style:table-column-properties fo:break-before="auto" style:column-width="1.7992in"/>
    </style:style>
    <style:style style:name="co12" style:family="table-column">
      <style:table-column-properties fo:break-before="auto" style:column-width="1.8327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516in"/>
    </style:style>
    <style:style style:name="co16" style:family="table-column">
      <style:table-column-properties fo:break-before="auto" style:column-width="3.0193in"/>
    </style:style>
    <style:style style:name="co17" style:family="table-column">
      <style:table-column-properties fo:break-before="auto" style:column-width="1.7409in"/>
    </style:style>
    <style:style style:name="co18" style:family="table-column">
      <style:table-column-properties fo:break-before="auto" style:column-width="1.5819in"/>
    </style:style>
    <style:style style:name="co19" style:family="table-column">
      <style:table-column-properties fo:break-before="auto" style:column-width="1.616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eeeeee"/>
    </style:style>
    <style:style style:name="ce1" style:family="table-cell" style:parent-style-name="Default" style:data-style-name="N100"/>
    <style:style style:name="ce7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 style:data-style-name="N100">
      <style:table-cell-properties fo:background-color="#eeeeee"/>
    </style:style>
    <style:style style:name="ce11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nova_b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number-columns-repeated="16354" table:default-cell-style-name="Default"/>
        <table:table-row table:style-name="ro1">
          <table:table-cell/>
          <table:table-cell office:value-type="string" calcext:value-type="string">
            <text:p>root</text:p>
          </table:table-cell>
          <table:table-cell table:style-name="ce7" office:value-type="string" calcext:value-type="string">
            <text:p>true_root_revision_hash</text:p>
          </table:table-cell>
          <table:table-cell office:value-type="string" calcext:value-type="string">
            <text:p>true_root_author_date</text:p>
          </table:table-cell>
          <table:table-cell office:value-type="string" calcext:value-type="string">
            <text:p>true_root_is_merge</text:p>
          </table:table-cell>
          <table:table-cell office:value-type="string" calcext:value-type="string">
            <text:p>true_root_is_rebase</text:p>
          </table:table-cell>
          <table:table-cell table:style-name="ce11" office:value-type="string" calcext:value-type="string">
            <text:p>children_revision_hash</text:p>
          </table:table-cell>
          <table:table-cell office:value-type="string" calcext:value-type="string">
            <text:p>children_author_date</text:p>
          </table:table-cell>
          <table:table-cell office:value-type="string" calcext:value-type="string">
            <text:p>children_is_merge</text:p>
          </table:table-cell>
          <table:table-cell office:value-type="string" calcext:value-type="string">
            <text:p>children_is_rebase</text:p>
          </table:table-cell>
          <table:table-cell office:value-type="string" calcext:value-type="string">
            <text:p>children_parents_revision_hash</text:p>
          </table:table-cell>
          <table:table-cell office:value-type="string" calcext:value-type="string">
            <text:p>children_parents_author_date</text:p>
          </table:table-cell>
          <table:table-cell office:value-type="string" calcext:value-type="string">
            <text:p>children_parents_is_merge</text:p>
          </table:table-cell>
          <table:table-cell office:value-type="string" calcext:value-type="string">
            <text:p>children_parents_is_rebase</text:p>
          </table:table-cell>
          <table:table-cell table:style-name="ce11" office:value-type="string" calcext:value-type="string">
            <text:p>parents_revision_hash</text:p>
          </table:table-cell>
          <table:table-cell office:value-type="string" calcext:value-type="string">
            <text:p>parents_author_date</text:p>
          </table:table-cell>
          <table:table-cell office:value-type="string" calcext:value-type="string">
            <text:p>parents_is_merge</text:p>
          </table:table-cell>
          <table:table-cell office:value-type="string" calcext:value-type="string">
            <text:p>parents_is_rebase</text:p>
          </table:table-cell>
          <table:table-cell office:value-type="string" calcext:value-type="string">
            <text:p>grandparents_revision_hash</text:p>
          </table:table-cell>
          <table:table-cell office:value-type="string" calcext:value-type="string">
            <text:p>grandparents_author_date</text:p>
          </table:table-cell>
          <table:table-cell office:value-type="string" calcext:value-type="string">
            <text:p>grandparents_is_merge</text:p>
          </table:table-cell>
          <table:table-cell office:value-type="string" calcext:value-type="string">
            <text:p>grandparents_is_reba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66390</text:p>
          </table:table-cell>
          <table:table-cell office:value-type="string" calcext:value-type="string">
            <text:p>501ff41</text:p>
          </table:table-cell>
          <table:table-cell office:value-type="string" calcext:value-type="string">
            <text:p>501ff418df4c08e52a697772200aa08dd67a4a43</text:p>
          </table:table-cell>
          <table:table-cell table:style-name="ce1" office:value-type="string" calcext:value-type="string">
            <text:p>2013-05-09 13:42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f2b5fdd83b5fc48b6c213837d7a6b71a13fd48b</text:p>
          </table:table-cell>
          <table:table-cell table:style-name="ce1" office:value-type="string" calcext:value-type="string">
            <text:p>2013-06-11 18:17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1ff418df4c08e52a697772200aa08dd67a4a43</text:p>
          </table:table-cell>
          <table:table-cell table:style-name="ce1" office:value-type="string" calcext:value-type="string">
            <text:p>2013-05-09 13:42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79eea05db0e907c3f942fd8380f238aa34b8f2b</text:p>
          </table:table-cell>
          <table:table-cell table:style-name="ce1" office:value-type="string" calcext:value-type="string">
            <text:p>2013-06-11 08:09: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abd08defd352a7015d4c8c5ccc4ca12ac080421</text:p>
          </table:table-cell>
          <table:table-cell table:style-name="ce1" office:value-type="string" calcext:value-type="string">
            <text:p>2013-05-30 12:28: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66390</text:p>
          </table:table-cell>
          <table:table-cell office:value-type="string" calcext:value-type="string">
            <text:p>501ff41</text:p>
          </table:table-cell>
          <table:table-cell table:number-columns-repeated="8"/>
          <table:table-cell office:value-type="string" calcext:value-type="string">
            <text:p>685228d96b7d40f537cf6144014234e24e8cd7fd</text:p>
          </table:table-cell>
          <table:table-cell table:style-name="ce1" office:value-type="string" calcext:value-type="string">
            <text:p>2013-06-11 10:36: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66390</text:p>
          </table:table-cell>
          <table:table-cell office:value-type="string" calcext:value-type="string">
            <text:p>501ff41</text:p>
          </table:table-cell>
          <table:table-cell table:number-columns-repeated="16"/>
          <table:table-cell office:value-type="string" calcext:value-type="string">
            <text:p>63d0ff2c4853a0b576262fc13d686e216c270d88</text:p>
          </table:table-cell>
          <table:table-cell table:style-name="ce1" office:value-type="string" calcext:value-type="string">
            <text:p>2013-06-11 06:18: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66390</text:p>
          </table:table-cell>
          <table:table-cell office:value-type="string" calcext:value-type="string">
            <text:p>501ff41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38331</text:p>
          </table:table-cell>
          <table:table-cell table:style-name="ce3" office:value-type="string" calcext:value-type="string">
            <text:p>13e2bd0</text:p>
          </table:table-cell>
          <table:table-cell office:value-type="string" calcext:value-type="string">
            <text:p>13e2bd02a5b50973f95eb3d8fc0af4e0702e3381</text:p>
          </table:table-cell>
          <table:table-cell table:style-name="ce6" office:value-type="string" calcext:value-type="string">
            <text:p>2014-03-13 21:33:11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18f57e6904b69b09a91966930894fcc788d26ecc</text:p>
          </table:table-cell>
          <table:table-cell table:style-name="ce6" office:value-type="string" calcext:value-type="string">
            <text:p>2014-07-28 16:54:2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13e2bd02a5b50973f95eb3d8fc0af4e0702e3381</text:p>
          </table:table-cell>
          <table:table-cell table:style-name="ce6" office:value-type="string" calcext:value-type="string">
            <text:p>2014-03-13 21:33:11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8230b751fbb4c41a3da987fea335d06f05e07272</text:p>
          </table:table-cell>
          <table:table-cell table:style-name="ce6" office:value-type="string" calcext:value-type="string">
            <text:p>2014-01-22 22:44:1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8585a242cb1c6425dd647cdce4498eb2071842a4</text:p>
          </table:table-cell>
          <table:table-cell table:style-name="ce6" office:value-type="string" calcext:value-type="string">
            <text:p>2014-07-27 18:12:0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38331</text:p>
          </table:table-cell>
          <table:table-cell table:style-name="ce3" office:value-type="string" calcext:value-type="string">
            <text:p>13e2bd0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fd7312ef9d703291e3c64bc2b5a4edf0d0c24ce8</text:p>
          </table:table-cell>
          <table:table-cell table:style-name="ce6" office:value-type="string" calcext:value-type="string">
            <text:p>2014-07-28 15:14:4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office:value-type="string" calcext:value-type="string">
            <text:p>2bcda65d512f38902514e986883d9b36f4d85c33</text:p>
          </table:table-cell>
          <table:table-cell table:style-name="ce1" office:value-type="string" calcext:value-type="string">
            <text:p>2014-07-15 11:43: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ff3d35a9ded67a73427d675c2f6bd63e6081df</text:p>
          </table:table-cell>
          <table:table-cell table:style-name="ce1" office:value-type="string" calcext:value-type="string">
            <text:p>2014-08-28 22:01: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a97e1afe6a1ec9e44498128fa8d52f9223c647b</text:p>
          </table:table-cell>
          <table:table-cell table:style-name="ce1" office:value-type="string" calcext:value-type="string">
            <text:p>2014-08-28 18:40: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df73a4a8dcae157eff0be24918b00ec58e85680</text:p>
          </table:table-cell>
          <table:table-cell table:style-name="ce1" office:value-type="string" calcext:value-type="string">
            <text:p>2014-08-28 06:22: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f6ccc5f62f29ae34bb7bc1d047f617aed13f33b</text:p>
          </table:table-cell>
          <table:table-cell table:style-name="ce1" office:value-type="string" calcext:value-type="string">
            <text:p>2014-08-28 05:14: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8"/>
          <table:table-cell office:value-type="string" calcext:value-type="string">
            <text:p>2bcda65d512f38902514e986883d9b36f4d85c33</text:p>
          </table:table-cell>
          <table:table-cell table:style-name="ce1" office:value-type="string" calcext:value-type="string">
            <text:p>2014-07-15 11:43: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4"/>
          <table:table-cell office:value-type="string" calcext:value-type="string">
            <text:p>5f055eddae036576f144485d1c62da988767f2f7</text:p>
          </table:table-cell>
          <table:table-cell table:style-name="ce1" office:value-type="string" calcext:value-type="string">
            <text:p>2014-07-27 02:12:5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16"/>
          <table:table-cell office:value-type="string" calcext:value-type="string">
            <text:p>6e55c1f507c01a2dcdffe3b45545fb8f1d8eb4a5</text:p>
          </table:table-cell>
          <table:table-cell table:style-name="ce1" office:value-type="string" calcext:value-type="string">
            <text:p>2014-08-20 04:05:0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2bcda65d512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07791</text:p>
          </table:table-cell>
          <table:table-cell table:style-name="ce3" office:value-type="string" calcext:value-type="string">
            <text:p>3dff4335661</text:p>
          </table:table-cell>
          <table:table-cell office:value-type="string" calcext:value-type="string">
            <text:p>3dff43356619b4a935a5f395b066e96e8856bb4f</text:p>
          </table:table-cell>
          <table:table-cell table:style-name="ce6" office:value-type="string" calcext:value-type="string">
            <text:p>2012-10-25 01:07:28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a980001046c8915b3cea3f3d2aec9979d6634532</text:p>
          </table:table-cell>
          <table:table-cell table:style-name="ce6" office:value-type="string" calcext:value-type="string">
            <text:p>2012-10-31 14:06:2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117db792b80e1280135603d26e042bc4a17e02c2</text:p>
          </table:table-cell>
          <table:table-cell table:style-name="ce6" office:value-type="string" calcext:value-type="string">
            <text:p>2012-10-31 12:58:46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7aea941005deda6f057e1e1692018d81c4aebcdc</text:p>
          </table:table-cell>
          <table:table-cell table:style-name="ce6" office:value-type="string" calcext:value-type="string">
            <text:p>2012-10-30 18:25:3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774a28a20aec1a853f29e586682b9a33a6bbad60</text:p>
          </table:table-cell>
          <table:table-cell table:style-name="ce6" office:value-type="string" calcext:value-type="string">
            <text:p>2012-10-30 18:03:1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07791</text:p>
          </table:table-cell>
          <table:table-cell table:style-name="ce3" office:value-type="string" calcext:value-type="string">
            <text:p>3dff4335661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3dff43356619b4a935a5f395b066e96e8856bb4f</text:p>
          </table:table-cell>
          <table:table-cell table:style-name="ce6" office:value-type="string" calcext:value-type="string">
            <text:p>2012-10-25 01:07:28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07791</text:p>
          </table:table-cell>
          <table:table-cell table:style-name="ce3" office:value-type="string" calcext:value-type="string">
            <text:p>3dff4335661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c08a105b8e71f1010ec88715c2f04b84d2a0d5bd</text:p>
          </table:table-cell>
          <table:table-cell table:style-name="ce6" office:value-type="string" calcext:value-type="string">
            <text:p>2012-10-29 14:52:0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07791</text:p>
          </table:table-cell>
          <table:table-cell table:style-name="ce3" office:value-type="string" calcext:value-type="string">
            <text:p>3dff4335661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31f208423405</text:p>
          </table:table-cell>
          <table:table-cell office:value-type="string" calcext:value-type="string">
            <text:p>31f208423405ed50bb5b32977071f917ac3ce26d</text:p>
          </table:table-cell>
          <table:table-cell table:style-name="ce1" office:value-type="string" calcext:value-type="string">
            <text:p>2015-03-28 02:41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29d169fdde93e2c4de9b07d7bddd0a4988e7ea4</text:p>
          </table:table-cell>
          <table:table-cell table:style-name="ce1" office:value-type="string" calcext:value-type="string">
            <text:p>2015-04-08 17:37: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1f208423405ed50bb5b32977071f917ac3ce26d</text:p>
          </table:table-cell>
          <table:table-cell table:style-name="ce1" office:value-type="string" calcext:value-type="string">
            <text:p>2015-03-28 02:41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f70df295b0529da9f4381f52fc94d328fa2fdb3</text:p>
          </table:table-cell>
          <table:table-cell table:style-name="ce1" office:value-type="string" calcext:value-type="string">
            <text:p>2015-04-06 23:57: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560620da7704671e6e5a304c25e506e12f213bd</text:p>
          </table:table-cell>
          <table:table-cell table:style-name="ce1" office:value-type="string" calcext:value-type="string">
            <text:p>2015-03-10 20:54:5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31f208423405</text:p>
          </table:table-cell>
          <table:table-cell table:number-columns-repeated="8"/>
          <table:table-cell office:value-type="string" calcext:value-type="string">
            <text:p>596d16237ab5ec624e3088a45e09b74ad9762ec6</text:p>
          </table:table-cell>
          <table:table-cell table:style-name="ce1" office:value-type="string" calcext:value-type="string">
            <text:p>2015-04-08 16:51: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31f208423405</text:p>
          </table:table-cell>
          <table:table-cell table:number-columns-repeated="16"/>
          <table:table-cell office:value-type="string" calcext:value-type="string">
            <text:p>ad329b0d443dd8bae1c84b78c803bcd9349ddc9c</text:p>
          </table:table-cell>
          <table:table-cell table:style-name="ce1" office:value-type="string" calcext:value-type="string">
            <text:p>2015-04-06 23:44: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31f208423405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70177</text:p>
          </table:table-cell>
          <table:table-cell table:style-name="ce3" office:value-type="string" calcext:value-type="string">
            <text:p>33e3d4c6b9</text:p>
          </table:table-cell>
          <table:table-cell office:value-type="string" calcext:value-type="string">
            <text:p>33e3d4c6b9e0b11500fe47d861110be1c1981572</text:p>
          </table:table-cell>
          <table:table-cell table:style-name="ce6" office:value-type="string" calcext:value-type="string">
            <text:p>2013-11-28 13:59:57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2127cf72ea82754afa9540f2d36db1c8b08fad64</text:p>
          </table:table-cell>
          <table:table-cell table:style-name="ce6" office:value-type="string" calcext:value-type="string">
            <text:p>2014-01-30 21:21:2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33e3d4c6b9e0b11500fe47d861110be1c1981572</text:p>
          </table:table-cell>
          <table:table-cell table:style-name="ce6" office:value-type="string" calcext:value-type="string">
            <text:p>2013-11-28 13:59:57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15e91d7a61032ac9cfa8037267850cb31427f993</text:p>
          </table:table-cell>
          <table:table-cell table:style-name="ce6" office:value-type="string" calcext:value-type="string">
            <text:p>2013-11-25 17:52:0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9b00f39ccef22be851bba8da71669ae7074c0a7f</text:p>
          </table:table-cell>
          <table:table-cell table:style-name="ce6" office:value-type="string" calcext:value-type="string">
            <text:p>2013-11-22 11:04:5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70177</text:p>
          </table:table-cell>
          <table:table-cell table:style-name="ce3" office:value-type="string" calcext:value-type="string">
            <text:p>33e3d4c6b9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4219887bae367c5cae1f7bc0a7aa2d598e392b51</text:p>
          </table:table-cell>
          <table:table-cell table:style-name="ce6" office:value-type="string" calcext:value-type="string">
            <text:p>2014-01-30 21:20:1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70177</text:p>
          </table:table-cell>
          <table:table-cell table:style-name="ce3" office:value-type="string" calcext:value-type="string">
            <text:p>33e3d4c6b9</text:p>
          </table:table-cell>
          <table:table-cell/>
          <table:table-cell table:style-name="ce3" table:number-columns-repeated="3"/>
          <table:table-cell office:value-type="string" calcext:value-type="string">
            <text:p>b3e05bdb51e2f238db655e75ff1384bd8a111fe0</text:p>
          </table:table-cell>
          <table:table-cell table:style-name="ce6" office:value-type="string" calcext:value-type="string">
            <text:p>2013-12-09 13:16:5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4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70177</text:p>
          </table:table-cell>
          <table:table-cell table:style-name="ce3" office:value-type="string" calcext:value-type="string">
            <text:p>33e3d4c6b9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447641972539f1</text:p>
          </table:table-cell>
          <table:table-cell office:value-type="string" calcext:value-type="string">
            <text:p>447641972539f1e13923c6ee5d64169f4229b856</text:p>
          </table:table-cell>
          <table:table-cell table:style-name="ce1" office:value-type="string" calcext:value-type="string">
            <text:p>2014-05-14 21:36: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646338d9981435a3a9ffa72373933e0e56a258ce</text:p>
          </table:table-cell>
          <table:table-cell table:style-name="ce1" office:value-type="string" calcext:value-type="string">
            <text:p>2014-06-24 05:19: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47641972539f1e13923c6ee5d64169f4229b856</text:p>
          </table:table-cell>
          <table:table-cell table:style-name="ce1" office:value-type="string" calcext:value-type="string">
            <text:p>2014-05-14 21:36: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6051bb5c2b62a0de6708cd2d7ac1e3cfd8f1d3</text:p>
          </table:table-cell>
          <table:table-cell table:style-name="ce1" office:value-type="string" calcext:value-type="string">
            <text:p>2014-05-14 21:35: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2958e570ff80a10a29ba078a15fe84b72f1476cc</text:p>
          </table:table-cell>
          <table:table-cell table:style-name="ce1" office:value-type="string" calcext:value-type="string">
            <text:p>2014-05-08 15:55: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447641972539f1</text:p>
          </table:table-cell>
          <table:table-cell table:number-columns-repeated="8"/>
          <table:table-cell office:value-type="string" calcext:value-type="string">
            <text:p>7b6db5d60d830d0a758a9dcf4e7379a8596ead27</text:p>
          </table:table-cell>
          <table:table-cell table:style-name="ce1" office:value-type="string" calcext:value-type="string">
            <text:p>2014-06-24 04:00: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447641972539f1</text:p>
          </table:table-cell>
          <table:table-cell table:number-columns-repeated="4"/>
          <table:table-cell office:value-type="string" calcext:value-type="string">
            <text:p>e29a80022c305fa5050e83fe7a420d5a57f7a9b4</text:p>
          </table:table-cell>
          <table:table-cell table:style-name="ce1" office:value-type="string" calcext:value-type="string">
            <text:p>2014-05-08 21:03: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447641972539f1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294939</text:p>
          </table:table-cell>
          <table:table-cell table:style-name="ce3" office:value-type="string" calcext:value-type="string">
            <text:p>542958fac7445a14dea</text:p>
          </table:table-cell>
          <table:table-cell office:value-type="string" calcext:value-type="string">
            <text:p>542958fac7445a14deaae146b0d4047aa90a2fab</text:p>
          </table:table-cell>
          <table:table-cell table:style-name="ce6" office:value-type="string" calcext:value-type="string">
            <text:p>2014-01-16 22:36:32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311652325b93f6e2675bdcc52c416bd06f12fd3b</text:p>
          </table:table-cell>
          <table:table-cell table:style-name="ce6" office:value-type="string" calcext:value-type="string">
            <text:p>2014-02-14 19:35:1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542958fac7445a14deaae146b0d4047aa90a2fab</text:p>
          </table:table-cell>
          <table:table-cell table:style-name="ce6" office:value-type="string" calcext:value-type="string">
            <text:p>2014-01-16 22:36:32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79121d9a11d10b80fd3eee53073913e0f66f0949</text:p>
          </table:table-cell>
          <table:table-cell table:style-name="ce6" office:value-type="string" calcext:value-type="string">
            <text:p>2014-01-16 20:59:0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8bc9586056fe2f455a23b342d3da5473e9d3cbfc</text:p>
          </table:table-cell>
          <table:table-cell table:style-name="ce6" office:value-type="string" calcext:value-type="string">
            <text:p>2014-02-12 13:28:3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294939</text:p>
          </table:table-cell>
          <table:table-cell table:style-name="ce3" office:value-type="string" calcext:value-type="string">
            <text:p>542958fac7445a14dea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b66a092a7a9ab2363ce23cdfd09e8f564c986c06</text:p>
          </table:table-cell>
          <table:table-cell table:style-name="ce6" office:value-type="string" calcext:value-type="string">
            <text:p>2014-02-14 18:40:2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294939</text:p>
          </table:table-cell>
          <table:table-cell table:style-name="ce3" office:value-type="string" calcext:value-type="string">
            <text:p>542958fac7445a14dea</text:p>
          </table:table-cell>
          <table:table-cell/>
          <table:table-cell table:style-name="ce3" table:number-columns-repeated="3"/>
          <table:table-cell office:value-type="string" calcext:value-type="string">
            <text:p>9776175fc3b2331168651176ec56f9adc5d463dd</text:p>
          </table:table-cell>
          <table:table-cell table:style-name="ce6" office:value-type="string" calcext:value-type="string">
            <text:p>2014-01-17 01:03:4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4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294939</text:p>
          </table:table-cell>
          <table:table-cell table:style-name="ce3" office:value-type="string" calcext:value-type="string">
            <text:p>542958fac7445a14dea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36127</text:p>
          </table:table-cell>
          <table:table-cell office:value-type="string" calcext:value-type="string">
            <text:p>2c62e34</text:p>
          </table:table-cell>
          <table:table-cell office:value-type="string" calcext:value-type="string">
            <text:p>2c62e344e26ccba08d5c613a7c4a40a0f076901e</text:p>
          </table:table-cell>
          <table:table-cell table:style-name="ce1" office:value-type="string" calcext:value-type="string">
            <text:p>2013-08-15 14:07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729fc5678f9f665ca82b38121f3d62b09105aa7</text:p>
          </table:table-cell>
          <table:table-cell table:style-name="ce1" office:value-type="string" calcext:value-type="string">
            <text:p>2013-10-29 14:20: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c62e344e26ccba08d5c613a7c4a40a0f076901e</text:p>
          </table:table-cell>
          <table:table-cell table:style-name="ce1" office:value-type="string" calcext:value-type="string">
            <text:p>2013-08-15 14:07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9bd157d3afc11ccda2a3a53fc3770cee2da3f6</text:p>
          </table:table-cell>
          <table:table-cell table:style-name="ce1" office:value-type="string" calcext:value-type="string">
            <text:p>2013-10-16 22:13: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ea0c8c83b20692ee1e7572079388cbd9d8681a</text:p>
          </table:table-cell>
          <table:table-cell table:style-name="ce1" office:value-type="string" calcext:value-type="string">
            <text:p>2013-10-22 14:09: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36127</text:p>
          </table:table-cell>
          <table:table-cell office:value-type="string" calcext:value-type="string">
            <text:p>2c62e34</text:p>
          </table:table-cell>
          <table:table-cell table:number-columns-repeated="8"/>
          <table:table-cell office:value-type="string" calcext:value-type="string">
            <text:p>2efcc9dc242c913629ac8f11d9a5223159895f7b</text:p>
          </table:table-cell>
          <table:table-cell table:style-name="ce1" office:value-type="string" calcext:value-type="string">
            <text:p>2013-10-29 11:39: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NOVA 1419002</text:p>
          </table:table-cell>
          <table:table-cell table:style-name="ce3" office:value-type="string" calcext:value-type="string">
            <text:p>2ef03c6a0a8c5705</text:p>
          </table:table-cell>
          <table:table-cell office:value-type="string" calcext:value-type="string">
            <text:p>2ef03c6a0a8c5705249c3b5be755e0a13ca39332</text:p>
          </table:table-cell>
          <table:table-cell table:style-name="ce6" office:value-type="string" calcext:value-type="string">
            <text:p>2011-04-19 02:02:54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ad562e2bf7e5ad593f41a5b77e78d0b452d70d0e</text:p>
          </table:table-cell>
          <table:table-cell table:style-name="ce6" office:value-type="string" calcext:value-type="string">
            <text:p>2011-05-02 14:09:1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2ef03c6a0a8c5705249c3b5be755e0a13ca39332</text:p>
          </table:table-cell>
          <table:table-cell table:style-name="ce6" office:value-type="string" calcext:value-type="string">
            <text:p>2011-04-19 02:02:54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5f5874b0012e77e846ad02c7ce43f10356105f3d</text:p>
          </table:table-cell>
          <table:table-cell table:style-name="ce6" office:value-type="string" calcext:value-type="string">
            <text:p>2011-04-19 00:42:5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049b19ca9954e203804a32aec61a39846019d045</text:p>
          </table:table-cell>
          <table:table-cell table:style-name="ce6" office:value-type="string" calcext:value-type="string">
            <text:p>2011-04-19 00:31:4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19002</text:p>
          </table:table-cell>
          <table:table-cell table:style-name="ce3" office:value-type="string" calcext:value-type="string">
            <text:p>2ef03c6a0a8c5705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757709eeaed44ac315d4767620636773ac7f8804</text:p>
          </table:table-cell>
          <table:table-cell table:style-name="ce6" office:value-type="string" calcext:value-type="string">
            <text:p>2011-04-30 02:46:2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19002</text:p>
          </table:table-cell>
          <table:table-cell table:style-name="ce3" office:value-type="string" calcext:value-type="string">
            <text:p>2ef03c6a0a8c5705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0d40279353be6932a05e614f78e7b23d28177b94</text:p>
          </table:table-cell>
          <table:table-cell table:style-name="ce6" office:value-type="string" calcext:value-type="string">
            <text:p>2011-04-11 20:04:0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19002</text:p>
          </table:table-cell>
          <table:table-cell table:style-name="ce3" office:value-type="string" calcext:value-type="string">
            <text:p>2ef03c6a0a8c5705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office:value-type="string" calcext:value-type="string">
            <text:p>7dd6a4a19311136c02d89cd2afd97236b0f4cc27</text:p>
          </table:table-cell>
          <table:table-cell table:style-name="ce1" office:value-type="string" calcext:value-type="string">
            <text:p>2015-01-29 14:33: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e09ff46343e83c3ce9a36351c1bdfc9a2afb001</text:p>
          </table:table-cell>
          <table:table-cell table:style-name="ce1" office:value-type="string" calcext:value-type="string">
            <text:p>2015-02-23 04:43: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dd6a4a19311136c02d89cd2afd97236b0f4cc27</text:p>
          </table:table-cell>
          <table:table-cell table:style-name="ce1" office:value-type="string" calcext:value-type="string">
            <text:p>2015-01-29 14:33: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5d0aabc4e4402781f5072aedc8ddf0f7d3ab4f7</text:p>
          </table:table-cell>
          <table:table-cell table:style-name="ce1" office:value-type="string" calcext:value-type="string">
            <text:p>2015-02-18 10:33: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d6d5713b1889059d4d271b71600f764079f8acd</text:p>
          </table:table-cell>
          <table:table-cell table:style-name="ce1" office:value-type="string" calcext:value-type="string">
            <text:p>2015-02-18 08:41: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8"/>
          <table:table-cell office:value-type="string" calcext:value-type="string">
            <text:p>97d63d8745cd9b3b391ce96b94b4da263b3a053d</text:p>
          </table:table-cell>
          <table:table-cell table:style-name="ce1" office:value-type="string" calcext:value-type="string">
            <text:p>2015-02-09 22:28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4"/>
          <table:table-cell office:value-type="string" calcext:value-type="string">
            <text:p>28c9af9a7acb97a5056bbf92f0d0eee038e32dfb</text:p>
          </table:table-cell>
          <table:table-cell table:style-name="ce1" office:value-type="string" calcext:value-type="string">
            <text:p>2015-02-16 17:54: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16"/>
          <table:table-cell office:value-type="string" calcext:value-type="string">
            <text:p>b8eb84c07e609c0bc5ca76f3e70907ba14963600</text:p>
          </table:table-cell>
          <table:table-cell table:style-name="ce1" office:value-type="string" calcext:value-type="string">
            <text:p>2015-02-17 12:21:4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7dd6a4a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75911</text:p>
          </table:table-cell>
          <table:table-cell table:style-name="ce3" office:value-type="string" calcext:value-type="string">
            <text:p>e310985</text:p>
          </table:table-cell>
          <table:table-cell office:value-type="string" calcext:value-type="string">
            <text:p>e310985b77d916b1ad7f9ec60a9a0b46364046ac</text:p>
          </table:table-cell>
          <table:table-cell table:style-name="ce6" office:value-type="string" calcext:value-type="string">
            <text:p>2014-08-12 14:41:44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3fe1851d3b723678acc371ebb845afee73f8264e</text:p>
          </table:table-cell>
          <table:table-cell table:style-name="ce6" office:value-type="string" calcext:value-type="string">
            <text:p>2014-08-12 14:46:4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1dcdfd1d2b05418fea101877d53ab9daa610552d</text:p>
          </table:table-cell>
          <table:table-cell table:style-name="ce6" office:value-type="string" calcext:value-type="string">
            <text:p>2014-09-02 17:06:4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74f7776584378b9f2154173ed670cf4c4c68c1d</text:p>
          </table:table-cell>
          <table:table-cell table:style-name="ce6" office:value-type="string" calcext:value-type="string">
            <text:p>2014-05-23 17:21:5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8f49b1ed9f879fd1ee26688c33737b92aa2d91b4</text:p>
          </table:table-cell>
          <table:table-cell table:style-name="ce6" office:value-type="string" calcext:value-type="string">
            <text:p>2014-08-29 13:27:1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75911</text:p>
          </table:table-cell>
          <table:table-cell table:style-name="ce3" office:value-type="string" calcext:value-type="string">
            <text:p>e310985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e310985b77d916b1ad7f9ec60a9a0b46364046ac</text:p>
          </table:table-cell>
          <table:table-cell table:style-name="ce6" office:value-type="string" calcext:value-type="string">
            <text:p>2014-08-12 14:41:44</text:p>
          </table:table-cell>
          <table:table-cell table:number-columns-repeated="2"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75911</text:p>
          </table:table-cell>
          <table:table-cell table:style-name="ce3" office:value-type="string" calcext:value-type="string">
            <text:p>e310985</text:p>
          </table:table-cell>
          <table:table-cell/>
          <table:table-cell table:style-name="ce3" table:number-columns-repeated="3"/>
          <table:table-cell office:value-type="string" calcext:value-type="string">
            <text:p>0751e2225cb839f905e2181c9b61b582e039c446</text:p>
          </table:table-cell>
          <table:table-cell table:style-name="ce6" office:value-type="string" calcext:value-type="string">
            <text:p>2014-09-02 20:39:2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4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75911</text:p>
          </table:table-cell>
          <table:table-cell table:style-name="ce3" office:value-type="string" calcext:value-type="string">
            <text:p>e310985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933365a58</text:p>
          </table:table-cell>
          <table:table-cell office:value-type="string" calcext:value-type="string">
            <text:p>933365a583daa5b9eabcf2397c3e7b803e7af74c</text:p>
          </table:table-cell>
          <table:table-cell table:style-name="ce1" office:value-type="string" calcext:value-type="string">
            <text:p>2012-12-12 15:49: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23c557cc8d03028caba95777f98adfe9b1031d9</text:p>
          </table:table-cell>
          <table:table-cell table:style-name="ce1" office:value-type="string" calcext:value-type="string">
            <text:p>2013-02-18 22:06: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33365a583daa5b9eabcf2397c3e7b803e7af74c</text:p>
          </table:table-cell>
          <table:table-cell table:style-name="ce1" office:value-type="string" calcext:value-type="string">
            <text:p>2012-12-12 15:49: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e888be9a356e88589d0ceeb5a777a627c284a4d</text:p>
          </table:table-cell>
          <table:table-cell table:style-name="ce1" office:value-type="string" calcext:value-type="string">
            <text:p>2013-02-16 23:42: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04eb54c572b53ad1f6495ed1982a3177b8e75ab</text:p>
          </table:table-cell>
          <table:table-cell table:style-name="ce1" office:value-type="string" calcext:value-type="string">
            <text:p>2013-02-16 19:49:5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933365a58</text:p>
          </table:table-cell>
          <table:table-cell table:number-columns-repeated="8"/>
          <table:table-cell office:value-type="string" calcext:value-type="string">
            <text:p>9e2b990f2260dbbe1b207e853b37f6261e594fbd</text:p>
          </table:table-cell>
          <table:table-cell table:style-name="ce1" office:value-type="string" calcext:value-type="string">
            <text:p>2013-02-18 17:58: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933365a58</text:p>
          </table:table-cell>
          <table:table-cell table:number-columns-repeated="16"/>
          <table:table-cell office:value-type="string" calcext:value-type="string">
            <text:p>574eae99dcd0c0ca809d11053dd83f3616b97e70</text:p>
          </table:table-cell>
          <table:table-cell table:style-name="ce1" office:value-type="string" calcext:value-type="string">
            <text:p>2013-02-16 19:51: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933365a58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70590</text:p>
          </table:table-cell>
          <table:table-cell table:style-name="ce3" office:value-type="string" calcext:value-type="string">
            <text:p>7326bac8f95</text:p>
          </table:table-cell>
          <table:table-cell office:value-type="string" calcext:value-type="string">
            <text:p>7326bac8f9564bd96bbf69afe43cf3a876468c9c</text:p>
          </table:table-cell>
          <table:table-cell table:style-name="ce6" office:value-type="string" calcext:value-type="string">
            <text:p>2014-07-01 23:19:08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d946915e062adc37453ecb4f1874b2faae189ce9</text:p>
          </table:table-cell>
          <table:table-cell table:style-name="ce6" office:value-type="string" calcext:value-type="string">
            <text:p>2014-09-11 15:09:5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7326bac8f9564bd96bbf69afe43cf3a876468c9c</text:p>
          </table:table-cell>
          <table:table-cell table:style-name="ce6" office:value-type="string" calcext:value-type="string">
            <text:p>2014-07-01 23:19:08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42e4c04e9ec26acf79ac0f08c5ab59489b36cb2f</text:p>
          </table:table-cell>
          <table:table-cell table:style-name="ce6" office:value-type="string" calcext:value-type="string">
            <text:p>2014-09-09 10:34:3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5fa74bc0b2ab6fe5149a9b684b4beadb67877622</text:p>
          </table:table-cell>
          <table:table-cell table:style-name="ce6" office:value-type="string" calcext:value-type="string">
            <text:p>2014-09-02 22:16:0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70590</text:p>
          </table:table-cell>
          <table:table-cell table:style-name="ce3" office:value-type="string" calcext:value-type="string">
            <text:p>7326bac8f95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c886168aae9b1bfaf253d71ddda0a31805a0705c</text:p>
          </table:table-cell>
          <table:table-cell table:style-name="ce6" office:value-type="string" calcext:value-type="string">
            <text:p>2014-09-11 13:02:5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70590</text:p>
          </table:table-cell>
          <table:table-cell table:style-name="ce3" office:value-type="string" calcext:value-type="string">
            <text:p>7326bac8f95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989f054a054705df534b87982e12f8136c5b889a</text:p>
          </table:table-cell>
          <table:table-cell table:style-name="ce6" office:value-type="string" calcext:value-type="string">
            <text:p>2014-09-09 03:43:3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70590</text:p>
          </table:table-cell>
          <table:table-cell table:style-name="ce3" office:value-type="string" calcext:value-type="string">
            <text:p>7326bac8f95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e517e5668ab</text:p>
          </table:table-cell>
          <table:table-cell office:value-type="string" calcext:value-type="string">
            <text:p>e517e5668ab20214432e06ef87f7b16776edaf7c</text:p>
          </table:table-cell>
          <table:table-cell table:style-name="ce1" office:value-type="string" calcext:value-type="string">
            <text:p>2013-06-05 07:16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bac24e5b7252b3f23c5473cdf2e17a9740bdb98</text:p>
          </table:table-cell>
          <table:table-cell table:style-name="ce1" office:value-type="string" calcext:value-type="string">
            <text:p>2013-06-14 19:11: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49bfbcc29d1a5ff45446d88a068990600505bed</text:p>
          </table:table-cell>
          <table:table-cell table:style-name="ce1" office:value-type="string" calcext:value-type="string">
            <text:p>2013-06-14 19:08: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f2b22499d9e94ae3ac80786752223f43d24492b</text:p>
          </table:table-cell>
          <table:table-cell table:style-name="ce1" office:value-type="string" calcext:value-type="string">
            <text:p>2013-06-13 01:30: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9aa1a402b64751614fbc98e14973d867a1bfca7</text:p>
          </table:table-cell>
          <table:table-cell table:style-name="ce1" office:value-type="string" calcext:value-type="string">
            <text:p>2013-05-30 16:34: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e517e5668ab</text:p>
          </table:table-cell>
          <table:table-cell table:number-columns-repeated="8"/>
          <table:table-cell office:value-type="string" calcext:value-type="string">
            <text:p>e517e5668ab20214432e06ef87f7b16776edaf7c</text:p>
          </table:table-cell>
          <table:table-cell table:style-name="ce1" office:value-type="string" calcext:value-type="string">
            <text:p>2013-06-05 07:16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e517e5668ab</text:p>
          </table:table-cell>
          <table:table-cell table:number-columns-repeated="16"/>
          <table:table-cell office:value-type="string" calcext:value-type="string">
            <text:p>ba876e2a110f39270a5cf57c5197083088736d32</text:p>
          </table:table-cell>
          <table:table-cell table:style-name="ce1" office:value-type="string" calcext:value-type="string">
            <text:p>2013-06-13 01:17: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e517e5668ab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67363</text:p>
          </table:table-cell>
          <table:table-cell table:style-name="ce3" office:value-type="string" calcext:value-type="string">
            <text:p>0fcbb7b</text:p>
          </table:table-cell>
          <table:table-cell office:value-type="string" calcext:value-type="string">
            <text:p>0fcbb7b286888d642d329db1299eb9f3708d1f50</text:p>
          </table:table-cell>
          <table:table-cell table:style-name="ce6" office:value-type="string" calcext:value-type="string">
            <text:p>2013-10-22 08:32:2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8947824372c3fe800dc7e244848f740a4c5ad8a5</text:p>
          </table:table-cell>
          <table:table-cell table:style-name="ce6" office:value-type="string" calcext:value-type="string">
            <text:p>2014-01-11 15:10:3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0fcbb7b286888d642d329db1299eb9f3708d1f50</text:p>
          </table:table-cell>
          <table:table-cell table:style-name="ce6" office:value-type="string" calcext:value-type="string">
            <text:p>2013-10-22 08:32:2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bf38dd4091dde95017fb57905af9b707930c440b</text:p>
          </table:table-cell>
          <table:table-cell table:style-name="ce6" office:value-type="string" calcext:value-type="string">
            <text:p>2013-12-30 05:34:2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b819f4c46ecbcbcf3ff7d5cf937d6620b04019cf</text:p>
          </table:table-cell>
          <table:table-cell table:style-name="ce6" office:value-type="string" calcext:value-type="string">
            <text:p>2013-12-20 10:02:5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67363</text:p>
          </table:table-cell>
          <table:table-cell table:style-name="ce3" office:value-type="string" calcext:value-type="string">
            <text:p>0fcbb7b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96199f42b43508836d93fcf8368177cba02c7f3e</text:p>
          </table:table-cell>
          <table:table-cell table:style-name="ce6" office:value-type="string" calcext:value-type="string">
            <text:p>2014-01-11 14:19:4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67363</text:p>
          </table:table-cell>
          <table:table-cell table:style-name="ce3" office:value-type="string" calcext:value-type="string">
            <text:p>0fcbb7b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bc8e111740e22b99e46b054329ac5f1debf2ec87</text:p>
          </table:table-cell>
          <table:table-cell table:style-name="ce6" office:value-type="string" calcext:value-type="string">
            <text:p>2013-12-30 05:06:2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67363</text:p>
          </table:table-cell>
          <table:table-cell table:style-name="ce3" office:value-type="string" calcext:value-type="string">
            <text:p>0fcbb7b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a9d0313c</text:p>
          </table:table-cell>
          <table:table-cell office:value-type="string" calcext:value-type="string">
            <text:p>a9d0313cc7d36a9e5e60aa7710b9ce8ec2f37f19</text:p>
          </table:table-cell>
          <table:table-cell table:style-name="ce1" office:value-type="string" calcext:value-type="string">
            <text:p>2013-02-25 21:16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296533147b3a974a94c443a4164a97d9434fd8b</text:p>
          </table:table-cell>
          <table:table-cell table:style-name="ce1" office:value-type="string" calcext:value-type="string">
            <text:p>2013-03-02 04:28: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9d0313cc7d36a9e5e60aa7710b9ce8ec2f37f19</text:p>
          </table:table-cell>
          <table:table-cell table:style-name="ce1" office:value-type="string" calcext:value-type="string">
            <text:p>2013-02-25 21:16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6789368269582455fb55facd7b1c0fdaea4e03</text:p>
          </table:table-cell>
          <table:table-cell table:style-name="ce1" office:value-type="string" calcext:value-type="string">
            <text:p>2013-02-28 17:02: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0680d96302a266f2d56dcf3031ce7b27f260018</text:p>
          </table:table-cell>
          <table:table-cell table:style-name="ce1" office:value-type="string" calcext:value-type="string">
            <text:p>2013-02-28 00:24:2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a9d0313c</text:p>
          </table:table-cell>
          <table:table-cell table:number-columns-repeated="8"/>
          <table:table-cell office:value-type="string" calcext:value-type="string">
            <text:p>b6045e695422cc748a59687dcc54f1e1b36dd492</text:p>
          </table:table-cell>
          <table:table-cell table:style-name="ce1" office:value-type="string" calcext:value-type="string">
            <text:p>2013-03-02 04:26: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a9d0313c</text:p>
          </table:table-cell>
          <table:table-cell table:number-columns-repeated="16"/>
          <table:table-cell office:value-type="string" calcext:value-type="string">
            <text:p>fad84ab9eba658af0b73fa5a4f0a6755421c148f</text:p>
          </table:table-cell>
          <table:table-cell table:style-name="ce1" office:value-type="string" calcext:value-type="string">
            <text:p>2013-02-28 16:58: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a9d0313c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03544</text:p>
          </table:table-cell>
          <table:table-cell table:style-name="ce3" office:value-type="string" calcext:value-type="string">
            <text:p>6956057ac490c788</text:p>
          </table:table-cell>
          <table:table-cell office:value-type="string" calcext:value-type="string">
            <text:p>6956057ac490c788cb94fbfd0af7fe6e91a7ca96</text:p>
          </table:table-cell>
          <table:table-cell table:style-name="ce6" office:value-type="string" calcext:value-type="string">
            <text:p>2010-12-01 17:24:39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1bcc4da8bbcfdfee8f5eed80e9115d51803f86e2</text:p>
          </table:table-cell>
          <table:table-cell table:style-name="ce6" office:value-type="string" calcext:value-type="string">
            <text:p>2010-12-02 16:47:2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6956057ac490c788cb94fbfd0af7fe6e91a7ca96</text:p>
          </table:table-cell>
          <table:table-cell table:style-name="ce6" office:value-type="string" calcext:value-type="string">
            <text:p>2010-12-01 17:24:39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7d771bf9c549499c0a138ea991da5df537e0dd88</text:p>
          </table:table-cell>
          <table:table-cell table:style-name="ce6" office:value-type="string" calcext:value-type="string">
            <text:p>2010-11-24 23:16:2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1188dd95fbfef144ca71a3c9df2f7dbdb665c97f</text:p>
          </table:table-cell>
          <table:table-cell table:style-name="ce6" office:value-type="string" calcext:value-type="string">
            <text:p>2010-11-24 22:52:1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03544</text:p>
          </table:table-cell>
          <table:table-cell table:style-name="ce3" office:value-type="string" calcext:value-type="string">
            <text:p>6956057ac490c788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f8afbcc08b65d4d6764a6dc66c804816573ab3b4</text:p>
          </table:table-cell>
          <table:table-cell table:style-name="ce6" office:value-type="string" calcext:value-type="string">
            <text:p>2010-12-01 22:14:2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81468</text:p>
          </table:table-cell>
          <table:table-cell table:style-name="ce1" office:value-type="string" calcext:value-type="string">
            <text:p>30871e870</text:p>
          </table:table-cell>
          <table:table-cell office:value-type="string" calcext:value-type="string">
            <text:p>30871e8702737edbbfbcbbb5f21858873b37685c</text:p>
          </table:table-cell>
          <table:table-cell table:style-name="ce1" office:value-type="string" calcext:value-type="string">
            <text:p>2014-09-29 11:33:5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d367af856f7ba51f1f91ffc849a441753e1238c</text:p>
          </table:table-cell>
          <table:table-cell table:style-name="ce1" office:value-type="string" calcext:value-type="string">
            <text:p>2014-10-04 11:27: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871e8702737edbbfbcbbb5f21858873b37685c</text:p>
          </table:table-cell>
          <table:table-cell table:style-name="ce1" office:value-type="string" calcext:value-type="string">
            <text:p>2014-09-29 11:33:5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3c13c9e9419d4bf09d03f679d66b12f40f4c2a16</text:p>
          </table:table-cell>
          <table:table-cell table:style-name="ce1" office:value-type="string" calcext:value-type="string">
            <text:p>2014-09-25 06:08: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2cbfe67ffb7696f115830c711a960af5fa0828</text:p>
          </table:table-cell>
          <table:table-cell table:style-name="ce1" office:value-type="string" calcext:value-type="string">
            <text:p>2014-06-04 00:42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table:style-name="ce1" office:value-type="string" calcext:value-type="string">
            <text:p>30871e870</text:p>
          </table:table-cell>
          <table:table-cell table:number-columns-repeated="8"/>
          <table:table-cell office:value-type="string" calcext:value-type="string">
            <text:p>d7a4e182867cc45659aff9ea7001ca14547af641</text:p>
          </table:table-cell>
          <table:table-cell table:style-name="ce1" office:value-type="string" calcext:value-type="string">
            <text:p>2014-10-03 23:44: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381468</text:p>
          </table:table-cell>
          <table:table-cell table:style-name="ce1" office:value-type="string" calcext:value-type="string">
            <text:p>30871e870</text:p>
          </table:table-cell>
          <table:table-cell table:number-columns-repeated="16"/>
          <table:table-cell office:value-type="string" calcext:value-type="string">
            <text:p>ce79bbf188e3e069d839f565a2c17ab764940c43</text:p>
          </table:table-cell>
          <table:table-cell table:style-name="ce1" office:value-type="string" calcext:value-type="string">
            <text:p>2014-09-25 06:05: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table:style-name="ce1" office:value-type="string" calcext:value-type="string">
            <text:p>30871e870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75356</text:p>
          </table:table-cell>
          <table:table-cell table:style-name="ce3" office:value-type="string" calcext:value-type="string">
            <text:p>0eb7e35fbf</text:p>
          </table:table-cell>
          <table:table-cell office:value-type="string" calcext:value-type="string">
            <text:p>0eb7e35fbfe5de5f9f00ff1a0cce1d6a61f3a902</text:p>
          </table:table-cell>
          <table:table-cell table:style-name="ce6" office:value-type="string" calcext:value-type="string">
            <text:p>2013-12-02 20:25:04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228d244ab64b87be588c8bcb396e25e2074b22ec</text:p>
          </table:table-cell>
          <table:table-cell table:style-name="ce6" office:value-type="string" calcext:value-type="string">
            <text:p>2013-12-16 20:15:4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0eb7e35fbfe5de5f9f00ff1a0cce1d6a61f3a902</text:p>
          </table:table-cell>
          <table:table-cell table:style-name="ce6" office:value-type="string" calcext:value-type="string">
            <text:p>2013-12-02 20:25:04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b32d01d44ca5711c96d192df51bf7acd34f52556</text:p>
          </table:table-cell>
          <table:table-cell table:style-name="ce6" office:value-type="string" calcext:value-type="string">
            <text:p>2013-07-02 14:32:5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caa2775793753f21667ad883fe7565bc4773e7f2</text:p>
          </table:table-cell>
          <table:table-cell table:style-name="ce6" office:value-type="string" calcext:value-type="string">
            <text:p>2013-12-15 02:16:2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75356</text:p>
          </table:table-cell>
          <table:table-cell table:style-name="ce3" office:value-type="string" calcext:value-type="string">
            <text:p>0eb7e35fbf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1c20a224536648915c14828d2d8962c45d95d7b2</text:p>
          </table:table-cell>
          <table:table-cell table:style-name="ce6" office:value-type="string" calcext:value-type="string">
            <text:p>2013-12-16 20:15:0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abc656d</text:p>
          </table:table-cell>
          <table:table-cell office:value-type="string" calcext:value-type="string">
            <text:p>abc656d3d549c555cf7c94d0ae0e5d50768bd366</text:p>
          </table:table-cell>
          <table:table-cell table:style-name="ce1" office:value-type="string" calcext:value-type="string">
            <text:p>2015-02-18 23:42: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b5cb7a9c96fd1da59bcafbd30723ba26af5c556</text:p>
          </table:table-cell>
          <table:table-cell table:style-name="ce1" office:value-type="string" calcext:value-type="string">
            <text:p>2015-03-06 01:09: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7ef9420ee1d3231c3d658d4ec2a5e86099b29d3</text:p>
          </table:table-cell>
          <table:table-cell table:style-name="ce1" office:value-type="string" calcext:value-type="string">
            <text:p>2015-03-05 23:16: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6568b24696b07347b687e9dbc605743ce16a92f</text:p>
          </table:table-cell>
          <table:table-cell table:style-name="ce1" office:value-type="string" calcext:value-type="string">
            <text:p>2015-03-05 14:49: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d07fbce90a21f5d82a131bef8d469955d28ce9</text:p>
          </table:table-cell>
          <table:table-cell table:style-name="ce1" office:value-type="string" calcext:value-type="string">
            <text:p>2015-03-05 14:47: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abc656d</text:p>
          </table:table-cell>
          <table:table-cell table:number-columns-repeated="8"/>
          <table:table-cell office:value-type="string" calcext:value-type="string">
            <text:p>abc656d3d549c555cf7c94d0ae0e5d50768bd366</text:p>
          </table:table-cell>
          <table:table-cell table:style-name="ce1" office:value-type="string" calcext:value-type="string">
            <text:p>2015-02-18 23:42: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abc656d</text:p>
          </table:table-cell>
          <table:table-cell table:number-columns-repeated="16"/>
          <table:table-cell office:value-type="string" calcext:value-type="string">
            <text:p>97e6e33a25e7f3df0385b54e58c21d98cb165ac1</text:p>
          </table:table-cell>
          <table:table-cell table:style-name="ce1" office:value-type="string" calcext:value-type="string">
            <text:p>2015-02-13 17:12:5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abc656d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 office:value-type="string" calcext:value-type="string">
            <text:p>f3f1a53fe2bfe23229867c4a90f6456ac204181f</text:p>
          </table:table-cell>
          <table:table-cell table:style-name="ce6" office:value-type="string" calcext:value-type="string">
            <text:p>2015-01-05 10:48:1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74077f00dba5c0980a120bc6d1694a409fd295b6</text:p>
          </table:table-cell>
          <table:table-cell table:style-name="ce6" office:value-type="string" calcext:value-type="string">
            <text:p>2015-02-17 18:08:5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7cb20d75c398da3f537ff5c95ca9abfcd8837fad</text:p>
          </table:table-cell>
          <table:table-cell table:style-name="ce6" office:value-type="string" calcext:value-type="string">
            <text:p>2015-02-17 17:14:0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7afd22b9574b0c610a8f87fa8c773b4448f7b368</text:p>
          </table:table-cell>
          <table:table-cell table:style-name="ce6" office:value-type="string" calcext:value-type="string">
            <text:p>2015-02-14 00:28:5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5f6306985fcc1e16470cb4d175c3deedc7be917d</text:p>
          </table:table-cell>
          <table:table-cell table:style-name="ce6" office:value-type="string" calcext:value-type="string">
            <text:p>2015-02-12 13:46:5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f3f1a53fe2bfe23229867c4a90f6456ac204181f</text:p>
          </table:table-cell>
          <table:table-cell table:style-name="ce6" office:value-type="string" calcext:value-type="string">
            <text:p>2015-01-05 10:48:1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 office:value-type="string" calcext:value-type="string">
            <text:p>36a133e11852a52fecd9a12255ca4b4f46a989d8</text:p>
          </table:table-cell>
          <table:table-cell table:style-name="ce6" office:value-type="string" calcext:value-type="string">
            <text:p>2015-01-04 12:47:1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4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d764066345e1013e7f40fcb292f0e5d6e84fbc3a</text:p>
          </table:table-cell>
          <table:table-cell table:style-name="ce6" office:value-type="string" calcext:value-type="string">
            <text:p>2015-02-14 00:25:2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43697</text:p>
          </table:table-cell>
          <table:table-cell table:style-name="ce3" office:value-type="string" calcext:value-type="string">
            <text:p>f3f1a53f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67451</text:p>
          </table:table-cell>
          <table:table-cell table:number-columns-repeated="2" office:value-type="string" calcext:value-type="string">
            <text:p>0e02db2980dc4e76ef7949ba4ec131af9fc4a44d</text:p>
          </table:table-cell>
          <table:table-cell table:style-name="ce1" office:value-type="string" calcext:value-type="string">
            <text:p>2014-10-09 08:32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9d4eb9f8b6dbcdb00d72fff067e1b8536915a7</text:p>
          </table:table-cell>
          <table:table-cell table:style-name="ce1" office:value-type="string" calcext:value-type="string">
            <text:p>2014-12-08 18:17: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e02db2980dc4e76ef7949ba4ec131af9fc4a44d</text:p>
          </table:table-cell>
          <table:table-cell table:style-name="ce1" office:value-type="string" calcext:value-type="string">
            <text:p>2014-10-09 08:32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f5fe6d2d787a32d653a395707590d32ddea1095</text:p>
          </table:table-cell>
          <table:table-cell table:style-name="ce1" office:value-type="string" calcext:value-type="string">
            <text:p>2014-12-08 14:29: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8a17851b4a4d8d20df9ac9ae270f379c373a37e</text:p>
          </table:table-cell>
          <table:table-cell table:style-name="ce1" office:value-type="string" calcext:value-type="string">
            <text:p>2014-11-25 03:02:0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0e02db2980dc4e76ef7949ba4ec131af9fc4a44d</text:p>
          </table:table-cell>
          <table:table-cell table:number-columns-repeated="8"/>
          <table:table-cell office:value-type="string" calcext:value-type="string">
            <text:p>d6fb908654db5858c70b60b56755d50c5fc37587</text:p>
          </table:table-cell>
          <table:table-cell table:style-name="ce1" office:value-type="string" calcext:value-type="string">
            <text:p>2014-12-08 15:51: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0e02db2980dc4e76ef7949ba4ec131af9fc4a44d</text:p>
          </table:table-cell>
          <table:table-cell table:number-columns-repeated="16"/>
          <table:table-cell office:value-type="string" calcext:value-type="string">
            <text:p>fd48c68c04e7ce417807b8aa9e7b1d97b5a90f6c</text:p>
          </table:table-cell>
          <table:table-cell table:style-name="ce1" office:value-type="string" calcext:value-type="string">
            <text:p>2014-12-08 13:51: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0e02db2980dc4e76ef7949ba4ec131af9fc4a44d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53274</text:p>
          </table:table-cell>
          <table:table-cell table:style-name="ce3" office:value-type="string" calcext:value-type="string">
            <text:p>60c90f7</text:p>
          </table:table-cell>
          <table:table-cell office:value-type="string" calcext:value-type="string">
            <text:p>60c90f73261efb8c73ecc02152307c81265cab13</text:p>
          </table:table-cell>
          <table:table-cell table:style-name="ce6" office:value-type="string" calcext:value-type="string">
            <text:p>2014-06-24 19:03:1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e8c300efeb6656e84caa5be7e0df6ddd8e0e7ab1</text:p>
          </table:table-cell>
          <table:table-cell table:style-name="ce6" office:value-type="string" calcext:value-type="string">
            <text:p>2014-07-22 20:38:5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60c90f73261efb8c73ecc02152307c81265cab13</text:p>
          </table:table-cell>
          <table:table-cell table:style-name="ce6" office:value-type="string" calcext:value-type="string">
            <text:p>2014-06-24 19:03:1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119b95290b38f370020e43da790508398ea87f6d</text:p>
          </table:table-cell>
          <table:table-cell table:style-name="ce6" office:value-type="string" calcext:value-type="string">
            <text:p>2014-07-11 15:58:4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031add7a82fb088ae9a4586189cc5f89c1a303b6</text:p>
          </table:table-cell>
          <table:table-cell table:style-name="ce6" office:value-type="string" calcext:value-type="string">
            <text:p>2014-07-11 14:33:2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53274</text:p>
          </table:table-cell>
          <table:table-cell table:style-name="ce3" office:value-type="string" calcext:value-type="string">
            <text:p>60c90f7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b0f5992c5f2647cfa6026a8c07e146edc46e137c</text:p>
          </table:table-cell>
          <table:table-cell table:style-name="ce6" office:value-type="string" calcext:value-type="string">
            <text:p>2014-07-22 20:38:4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53274</text:p>
          </table:table-cell>
          <table:table-cell table:style-name="ce3" office:value-type="string" calcext:value-type="string">
            <text:p>60c90f7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8af2fdfa8864b369eec599d2bccefb01c8f0c330</text:p>
          </table:table-cell>
          <table:table-cell table:style-name="ce6" office:value-type="string" calcext:value-type="string">
            <text:p>2014-07-03 08:54:29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53274</text:p>
          </table:table-cell>
          <table:table-cell table:style-name="ce3" office:value-type="string" calcext:value-type="string">
            <text:p>60c90f7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5fa74bc</text:p>
          </table:table-cell>
          <table:table-cell office:value-type="string" calcext:value-type="string">
            <text:p>5fa74bc0b2ab6fe5149a9b684b4beadb67877622</text:p>
          </table:table-cell>
          <table:table-cell table:style-name="ce1" office:value-type="string" calcext:value-type="string">
            <text:p>2014-09-02 22:16: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e4c04e9ec26acf79ac0f08c5ab59489b36cb2f</text:p>
          </table:table-cell>
          <table:table-cell table:style-name="ce1" office:value-type="string" calcext:value-type="string">
            <text:p>2014-09-09 10:34: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fa74bc0b2ab6fe5149a9b684b4beadb67877622</text:p>
          </table:table-cell>
          <table:table-cell table:style-name="ce1" office:value-type="string" calcext:value-type="string">
            <text:p>2014-09-02 22:16: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44d0cafdbecfddc12b2fde456d9c123436ab10a</text:p>
          </table:table-cell>
          <table:table-cell table:style-name="ce1" office:value-type="string" calcext:value-type="string">
            <text:p>2014-09-05 04:36: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78e6276dc76b6fe5db29bfef9671276005fb65</text:p>
          </table:table-cell>
          <table:table-cell table:style-name="ce1" office:value-type="string" calcext:value-type="string">
            <text:p>2014-07-02 09:17: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5fa74bc</text:p>
          </table:table-cell>
          <table:table-cell table:number-columns-repeated="8"/>
          <table:table-cell office:value-type="string" calcext:value-type="string">
            <text:p>989f054a054705df534b87982e12f8136c5b889a</text:p>
          </table:table-cell>
          <table:table-cell table:style-name="ce1" office:value-type="string" calcext:value-type="string">
            <text:p>2014-09-09 03:43: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5fa74bc</text:p>
          </table:table-cell>
          <table:table-cell table:number-columns-repeated="16"/>
          <table:table-cell office:value-type="string" calcext:value-type="string">
            <text:p>c0d1eb30538752a71db74d24fc6aef5cf0fbb232</text:p>
          </table:table-cell>
          <table:table-cell table:style-name="ce1" office:value-type="string" calcext:value-type="string">
            <text:p>2014-09-05 03:10: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5fa74bc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43080</text:p>
          </table:table-cell>
          <table:table-cell table:style-name="ce3" office:value-type="string" calcext:value-type="string">
            <text:p>e7aa4022374fb35d2131a7c633212c5d6302db3d</text:p>
          </table:table-cell>
          <table:table-cell office:value-type="string" calcext:value-type="string">
            <text:p>e7aa4022374fb35d2131a7c633212c5d6302db3d</text:p>
          </table:table-cell>
          <table:table-cell table:style-name="ce6" office:value-type="string" calcext:value-type="string">
            <text:p>2011-10-26 18:57:3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90cc4f15956f9595fc30bf4a23f5995c97d173ac</text:p>
          </table:table-cell>
          <table:table-cell table:style-name="ce6" office:value-type="string" calcext:value-type="string">
            <text:p>2011-11-16 23:46:1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36dcc2d9230f8104f0defc8fa27ee8f6c2f2eeaf</text:p>
          </table:table-cell>
          <table:table-cell table:style-name="ce6" office:value-type="string" calcext:value-type="string">
            <text:p>2011-11-16 23:35:0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217af7df5980ee7a258d2e8b24aea4444c083201</text:p>
          </table:table-cell>
          <table:table-cell table:style-name="ce6" office:value-type="string" calcext:value-type="string">
            <text:p>2011-11-16 21:33:4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1dba0cdc332e54162dc1d880e80deca968dbff4e</text:p>
          </table:table-cell>
          <table:table-cell table:style-name="ce6" office:value-type="string" calcext:value-type="string">
            <text:p>2011-11-11 04:36:1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43080</text:p>
          </table:table-cell>
          <table:table-cell table:style-name="ce3" office:value-type="string" calcext:value-type="string">
            <text:p>e7aa4022374fb35d2131a7c633212c5d6302db3d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e7aa4022374fb35d2131a7c633212c5d6302db3d</text:p>
          </table:table-cell>
          <table:table-cell table:style-name="ce6" office:value-type="string" calcext:value-type="string">
            <text:p>2011-10-26 18:57:3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43080</text:p>
          </table:table-cell>
          <table:table-cell table:style-name="ce3" office:value-type="string" calcext:value-type="string">
            <text:p>e7aa4022374fb35d2131a7c633212c5d6302db3d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7c34941b89437e69037be4ea392885c914c227ce</text:p>
          </table:table-cell>
          <table:table-cell table:style-name="ce6" office:value-type="string" calcext:value-type="string">
            <text:p>2011-11-16 21:19:3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43080</text:p>
          </table:table-cell>
          <table:table-cell table:style-name="ce3" office:value-type="string" calcext:value-type="string">
            <text:p>e7aa4022374fb35d2131a7c633212c5d6302db3d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e71e8c2</text:p>
          </table:table-cell>
          <table:table-cell office:value-type="string" calcext:value-type="string">
            <text:p>e71e8c2a8902acb59dc95e4ea3521e09ae50aa7d</text:p>
          </table:table-cell>
          <table:table-cell table:style-name="ce1" office:value-type="string" calcext:value-type="string">
            <text:p>2013-01-03 10:52:4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d8399bd2f51f1dcaa5194cb035415c634383917</text:p>
          </table:table-cell>
          <table:table-cell table:style-name="ce1" office:value-type="string" calcext:value-type="string">
            <text:p>2013-01-17 11:59: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cdc27b752fa53fd936df1d1a7f4c51701b5e39a</text:p>
          </table:table-cell>
          <table:table-cell table:style-name="ce1" office:value-type="string" calcext:value-type="string">
            <text:p>2013-01-17 11:52: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215b5ec79516111456dfc2a63fa0facf5946ab0</text:p>
          </table:table-cell>
          <table:table-cell table:style-name="ce1" office:value-type="string" calcext:value-type="string">
            <text:p>2012-12-18 12:06: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41f4c96ca5f1d8323c5631b9a0eab4de3e2001e</text:p>
          </table:table-cell>
          <table:table-cell table:style-name="ce1" office:value-type="string" calcext:value-type="string">
            <text:p>2012-12-18 11:31: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e71e8c2</text:p>
          </table:table-cell>
          <table:table-cell table:number-columns-repeated="8"/>
          <table:table-cell office:value-type="string" calcext:value-type="string">
            <text:p>e71e8c2a8902acb59dc95e4ea3521e09ae50aa7d</text:p>
          </table:table-cell>
          <table:table-cell table:style-name="ce1" office:value-type="string" calcext:value-type="string">
            <text:p>2013-01-03 10:52: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e71e8c2</text:p>
          </table:table-cell>
          <table:table-cell table:number-columns-repeated="4"/>
          <table:table-cell office:value-type="string" calcext:value-type="string">
            <text:p>eab051ec68bdc8792dddb63c9231ece11ab06037</text:p>
          </table:table-cell>
          <table:table-cell table:style-name="ce1" office:value-type="string" calcext:value-type="string">
            <text:p>2013-01-03 10:23: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e71e8c2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314677</text:p>
          </table:table-cell>
          <table:table-cell table:style-name="ce3" office:value-type="string" calcext:value-type="string">
            <text:p>88ab936</text:p>
          </table:table-cell>
          <table:table-cell office:value-type="string" calcext:value-type="string">
            <text:p>88ab9369e3ddfd8b8684bf280330ff8d37a74b2b</text:p>
          </table:table-cell>
          <table:table-cell table:style-name="ce6" office:value-type="string" calcext:value-type="string">
            <text:p>2013-07-15 15:32:23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55dcec35856045049ec33c43762445a8c588651e</text:p>
          </table:table-cell>
          <table:table-cell table:style-name="ce6" office:value-type="string" calcext:value-type="string">
            <text:p>2013-07-16 16:44:4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4110960378a61e42e6e6fbc95348d08ecca76d9a</text:p>
          </table:table-cell>
          <table:table-cell table:style-name="ce6" office:value-type="string" calcext:value-type="string">
            <text:p>2013-07-16 15:44:3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e1e15678e65b291f22c6ea776aee1b1b6f47ef9</text:p>
          </table:table-cell>
          <table:table-cell table:style-name="ce6" office:value-type="string" calcext:value-type="string">
            <text:p>2013-07-15 12:47:2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9b7d33f22781ade62ac712a1285d0c0729bfebc1</text:p>
          </table:table-cell>
          <table:table-cell table:style-name="ce6" office:value-type="string" calcext:value-type="string">
            <text:p>2013-06-28 06:12:3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14677</text:p>
          </table:table-cell>
          <table:table-cell table:style-name="ce3" office:value-type="string" calcext:value-type="string">
            <text:p>88ab936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88ab9369e3ddfd8b8684bf280330ff8d37a74b2b</text:p>
          </table:table-cell>
          <table:table-cell table:style-name="ce6" office:value-type="string" calcext:value-type="string">
            <text:p>2013-07-15 15:32:23</text:p>
          </table:table-cell>
          <table:table-cell table:number-columns-repeated="2"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314677</text:p>
          </table:table-cell>
          <table:table-cell table:style-name="ce3" office:value-type="string" calcext:value-type="string">
            <text:p>88ab936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9db20d4c51172cecab929c1de6a8db8ce509c3d1</text:p>
          </table:table-cell>
          <table:table-cell table:style-name="ce6" office:value-type="string" calcext:value-type="string">
            <text:p>2013-07-15 12:47:09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314677</text:p>
          </table:table-cell>
          <table:table-cell table:style-name="ce3" office:value-type="string" calcext:value-type="string">
            <text:p>88ab936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f5071bd1ac00ed68102d37c8025</text:p>
          </table:table-cell>
          <table:table-cell office:value-type="string" calcext:value-type="string">
            <text:p>f5071bd1ac00ed68102d37c8025d36df6777cd9e</text:p>
          </table:table-cell>
          <table:table-cell table:style-name="ce1" office:value-type="string" calcext:value-type="string">
            <text:p>2014-01-31 14:20: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7f35cfcc7d26b89dcc084be337d97a213079e77</text:p>
          </table:table-cell>
          <table:table-cell table:style-name="ce1" office:value-type="string" calcext:value-type="string">
            <text:p>2014-02-04 11:02: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5071bd1ac00ed68102d37c8025d36df6777cd9e</text:p>
          </table:table-cell>
          <table:table-cell table:style-name="ce1" office:value-type="string" calcext:value-type="string">
            <text:p>2014-01-31 14:20: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897b18a406aa1fa3ba4916f9d9cfde2b064f406</text:p>
          </table:table-cell>
          <table:table-cell table:style-name="ce1" office:value-type="string" calcext:value-type="string">
            <text:p>2014-03-06 01:55: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6c0c773d95b4d2045240a60b9c36615ad15f2d8</text:p>
          </table:table-cell>
          <table:table-cell table:style-name="ce1" office:value-type="string" calcext:value-type="string">
            <text:p>2014-03-06 01:44: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f5071bd1ac00ed68102d37c8025</text:p>
          </table:table-cell>
          <table:table-cell table:number-columns-repeated="16"/>
          <table:table-cell office:value-type="string" calcext:value-type="string">
            <text:p>784372985907dd88771e4ee1ff32305022b49e78</text:p>
          </table:table-cell>
          <table:table-cell table:style-name="ce1" office:value-type="string" calcext:value-type="string">
            <text:p>2014-02-21 14:54:3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table:style-name="ce3" office:value-type="string" calcext:value-type="string">
            <text:p>NOVA 1424647</text:p>
          </table:table-cell>
          <table:table-cell table:style-name="ce3" office:value-type="string" calcext:value-type="string">
            <text:p>d2cbb9a</text:p>
          </table:table-cell>
          <table:table-cell office:value-type="string" calcext:value-type="string">
            <text:p>d2cbb9adeaddefc00db430644e0d51b11ffb7600</text:p>
          </table:table-cell>
          <table:table-cell table:style-name="ce6" office:value-type="string" calcext:value-type="string">
            <text:p>2014-11-10 09:15:4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ee4ad49b42fe0b2a0b10b099268238f87e40188c</text:p>
          </table:table-cell>
          <table:table-cell table:style-name="ce6" office:value-type="string" calcext:value-type="string">
            <text:p>2015-02-02 20:53:0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6674783aacaf4a092dcb8d9ee814499e15061ae9</text:p>
          </table:table-cell>
          <table:table-cell table:style-name="ce6" office:value-type="string" calcext:value-type="string">
            <text:p>2015-02-02 20:52:4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a01e0141155d4be48720d4547ef03596b6eace3</text:p>
          </table:table-cell>
          <table:table-cell table:style-name="ce6" office:value-type="string" calcext:value-type="string">
            <text:p>2015-01-20 16:08:1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770ab8eeb72b184ac6164aeabb89c4bf45f938a9</text:p>
          </table:table-cell>
          <table:table-cell table:style-name="ce6" office:value-type="string" calcext:value-type="string">
            <text:p>2014-12-08 13:45:48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24647</text:p>
          </table:table-cell>
          <table:table-cell table:style-name="ce3" office:value-type="string" calcext:value-type="string">
            <text:p>d2cbb9a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d2cbb9adeaddefc00db430644e0d51b11ffb7600</text:p>
          </table:table-cell>
          <table:table-cell table:style-name="ce6" office:value-type="string" calcext:value-type="string">
            <text:p>2014-11-10 09:15:4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table:number-columns-repeated="16369"/>
        </table:table-row>
        <table:table-row table:style-name="ro1">
          <table:table-cell table:style-name="ce3" office:value-type="string" calcext:value-type="string">
            <text:p>NOVA 1424647</text:p>
          </table:table-cell>
          <table:table-cell table:style-name="ce3" office:value-type="string" calcext:value-type="string">
            <text:p>d2cbb9a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3"/>
          <table:table-cell table:style-name="ce3" office:value-type="string" calcext:value-type="string">
            <text:p>794700558efe07044d4673f2d60af00200e18f56</text:p>
          </table:table-cell>
          <table:table-cell table:style-name="ce6" office:value-type="string" calcext:value-type="string">
            <text:p>2015-01-20 16:06:2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24647</text:p>
          </table:table-cell>
          <table:table-cell table:style-name="ce3" office:value-type="string" calcext:value-type="string">
            <text:p>d2cbb9a</text:p>
          </table:table-cell>
          <table:table-cell/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1682c5b</text:p>
          </table:table-cell>
          <table:table-cell office:value-type="string" calcext:value-type="string">
            <text:p>1682c5b585835e151845c7f64a6c29bc21c29edc</text:p>
          </table:table-cell>
          <table:table-cell table:style-name="ce1" office:value-type="string" calcext:value-type="string">
            <text:p>2015-01-02 17:21: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8641da6402c44793da4d2f6d7ea1a7ba5f16708</text:p>
          </table:table-cell>
          <table:table-cell table:style-name="ce1" office:value-type="string" calcext:value-type="string">
            <text:p>2015-02-05 23:36: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82c5b585835e151845c7f64a6c29bc21c29edc</text:p>
          </table:table-cell>
          <table:table-cell table:style-name="ce1" office:value-type="string" calcext:value-type="string">
            <text:p>2015-01-02 17:21: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2b22eaf79c04e42e1b2257b7ab1feff54152bc</text:p>
          </table:table-cell>
          <table:table-cell table:style-name="ce1" office:value-type="string" calcext:value-type="string">
            <text:p>2015-01-29 07:54: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5d946da7bd19df210ca1a016cf1fab173ba3eac</text:p>
          </table:table-cell>
          <table:table-cell table:style-name="ce1" office:value-type="string" calcext:value-type="string">
            <text:p>2015-01-29 06:22: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1682c5b</text:p>
          </table:table-cell>
          <table:table-cell table:number-columns-repeated="8"/>
          <table:table-cell office:value-type="string" calcext:value-type="string">
            <text:p>f47676c21ebbd18d708ed547f54a10128d53ed29</text:p>
          </table:table-cell>
          <table:table-cell table:style-name="ce1" office:value-type="string" calcext:value-type="string">
            <text:p>2015-02-05 23:02: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1682c5b</text:p>
          </table:table-cell>
          <table:table-cell table:number-columns-repeated="16"/>
          <table:table-cell office:value-type="string" calcext:value-type="string">
            <text:p>78a706f784b8b42df4c85ac18270da848c99cd67</text:p>
          </table:table-cell>
          <table:table-cell table:style-name="ce1" office:value-type="string" calcext:value-type="string">
            <text:p>2015-01-28 12:46:0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1682c5b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NOVA 1437855</text:p>
          </table:table-cell>
          <table:table-cell table:style-name="ce3" office:value-type="string" calcext:value-type="string">
            <text:p>1b2c121f133b1</text:p>
          </table:table-cell>
          <table:table-cell office:value-type="string" calcext:value-type="string">
            <text:p>1b2c121f133b15d0fe3f6ebdb131ac9998bc4b83</text:p>
          </table:table-cell>
          <table:table-cell table:style-name="ce6" office:value-type="string" calcext:value-type="string">
            <text:p>2013-04-04 17:00:4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9629c8eb14104a31872f9e3757dd64c637142f9b</text:p>
          </table:table-cell>
          <table:table-cell table:style-name="ce6" office:value-type="string" calcext:value-type="string">
            <text:p>2013-05-10 21:45:4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1b2c121f133b15d0fe3f6ebdb131ac9998bc4b83</text:p>
          </table:table-cell>
          <table:table-cell table:style-name="ce6" office:value-type="string" calcext:value-type="string">
            <text:p>2013-04-04 17:00:4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b17715174e8cdd98fe336ee79660860890cf6dce</text:p>
          </table:table-cell>
          <table:table-cell table:style-name="ce6" office:value-type="string" calcext:value-type="string">
            <text:p>2013-04-20 00:04:49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7c2b662dc6923b88ce9d3ae3a7262368cceff9b2</text:p>
          </table:table-cell>
          <table:table-cell table:style-name="ce6" office:value-type="string" calcext:value-type="string">
            <text:p>2013-04-19 03:14:0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table:number-columns-repeated="16362"/>
        </table:table-row>
        <table:table-row table:style-name="ro1">
          <table:table-cell table:style-name="ce3" office:value-type="string" calcext:value-type="string">
            <text:p>NOVA 1437855</text:p>
          </table:table-cell>
          <table:table-cell table:style-name="ce3" office:value-type="string" calcext:value-type="string">
            <text:p>1b2c121f133b1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3" office:value-type="string" calcext:value-type="string">
            <text:p>f743e00cdef5e621af5c9a9bc4ebbda5b4329372</text:p>
          </table:table-cell>
          <table:table-cell table:style-name="ce6" office:value-type="string" calcext:value-type="string">
            <text:p>2013-05-10 21:34:2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3" table:number-columns-repeated="16369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64e167eb6</text:p>
          </table:table-cell>
          <table:table-cell office:value-type="string" calcext:value-type="string">
            <text:p>64e167eb62bd3483b2947ec8de218453c116bd93</text:p>
          </table:table-cell>
          <table:table-cell table:style-name="ce1" office:value-type="string" calcext:value-type="string">
            <text:p>2012-08-06 16:37: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751a58d0a909a5ab9605a4fc707c1027d710755</text:p>
          </table:table-cell>
          <table:table-cell table:style-name="ce1" office:value-type="string" calcext:value-type="string">
            <text:p>2012-11-26 23:57: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e4e6edb06951dc836651697c2dc6bd0a7d0f862</text:p>
          </table:table-cell>
          <table:table-cell table:style-name="ce1" office:value-type="string" calcext:value-type="string">
            <text:p>2012-11-26 21:43: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b77c4e1b8e4c500a9372e290e658952a2441627</text:p>
          </table:table-cell>
          <table:table-cell table:style-name="ce1" office:value-type="string" calcext:value-type="string">
            <text:p>2012-11-26 18:47: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17c9755805aa06340130b6bc4e7de8f81ea8e57</text:p>
          </table:table-cell>
          <table:table-cell table:style-name="ce1" office:value-type="string" calcext:value-type="string">
            <text:p>2012-10-03 18:21: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64e167eb6</text:p>
          </table:table-cell>
          <table:table-cell table:number-columns-repeated="8"/>
          <table:table-cell office:value-type="string" calcext:value-type="string">
            <text:p>64e167eb62bd3483b2947ec8de218453c116bd93</text:p>
          </table:table-cell>
          <table:table-cell table:style-name="ce1" office:value-type="string" calcext:value-type="string">
            <text:p>2012-08-06 16:37: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64e167eb6</text:p>
          </table:table-cell>
          <table:table-cell table:number-columns-repeated="16"/>
          <table:table-cell office:value-type="string" calcext:value-type="string">
            <text:p>9adc3a456a4a38fd9e372ddd7ee2fc6abeddbb0d</text:p>
          </table:table-cell>
          <table:table-cell table:style-name="ce1" office:value-type="string" calcext:value-type="string">
            <text:p>2012-11-26 18:39: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64e167eb6</text:p>
          </table:table-cell>
          <table:table-cell table:number-columns-repeated="16382"/>
        </table:table-row>
        <table:table-row table:style-name="ro1" table:number-rows-repeated="10484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nova_bic.A1:nova_bic.V1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0:56:41.3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5T17:59:26.685000000</dc:date>
    <meta:editing-duration>P1DT3H15M2S</meta:editing-duration>
    <meta:editing-cycles>5</meta:editing-cycles>
    <meta:generator>LibreOffice/7.6.0.3$Windows_X86_64 LibreOffice_project/69edd8b8ebc41d00b4de3915dc82f8f0fc3b6265</meta:generator>
    <meta:document-statistic meta:table-count="1" meta:cell-count="1197" meta:object-count="0"/>
  </office:meta>
</office:document-meta>
</file>